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6000001DFFE4D3ACA.png" manifest:media-type="image/png"/>
  <manifest:file-entry manifest:full-path="Pictures/100000010000009600000074D54675B0.png" manifest:media-type="image/png"/>
  <manifest:file-entry manifest:full-path="Pictures/1000000100000357000000D59615918C.png" manifest:media-type="image/png"/>
  <manifest:file-entry manifest:full-path="Pictures/10000001000001F4000001F474281087.png" manifest:media-type="image/png"/>
  <manifest:file-entry manifest:full-path="Pictures/10000001000000FA000000FF1D7E8260.png" manifest:media-type="image/png"/>
  <manifest:file-entry manifest:full-path="Pictures/10000000000005080000035380C261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10.807cm, 4.416cm, 10.545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7cm, 1.188cm, 1.621cm, 1.545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Arrow" draw:marker-end-width="0.1cm" draw:marker-end-center="false" draw:fill="solid" draw:fill-color="#000000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Arrow" draw:marker-end-width="0.1cm" draw:marker-end-center="false" draw:fill="solid" draw:fill-color="#000000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1" style:family="graphic" style:parent-style-name="standard">
      <style:graphic-properties svg:stroke-width="0.035cm" svg:stroke-color="#a7074b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width="0.035cm" svg:stroke-color="#1c1c1c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9" style:family="graphic" style:parent-style-name="standard">
      <style:graphic-properties svg:stroke-width="0.035cm" svg:stroke-color="#3465a4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5cm" svg:stroke-color="#000000" draw:marker-start="Arrow" draw:marker-start-width="0.15cm" draw:marker-start-center="true" draw:marker-end="" draw:marker-end-width="0.1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4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0.231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0.427cm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xml:id="id1" draw:id="id1" draw:layer="layout" svg:width="5.092cm" svg:height="6.649cm" svg:x="16.669cm" svg:y="7.53cm">
          <draw:image xlink:href="Pictures/10000000000005080000035380C261C2.png" xlink:type="simple" xlink:show="embed" xlink:actuate="onLoad" draw:mime-type="image/png">
            <text:p/>
          </draw:image>
          <draw:glue-point draw:id="4" svg:x="-4.452cm" svg:y="-2.752cm"/>
          <draw:glue-point draw:id="5" svg:x="-4.481cm" svg:y="-2.093cm"/>
          <draw:glue-point draw:id="6" svg:x="-4.481cm" svg:y="-1.365cm"/>
          <draw:glue-point draw:id="7" svg:x="-4.481cm" svg:y="-0.615cm"/>
          <draw:glue-point draw:id="8" svg:x="-4.422cm" svg:y="0.066cm"/>
          <draw:glue-point draw:id="9" svg:x="-4.481cm" svg:y="0.794cm"/>
          <draw:glue-point draw:id="10" svg:x="-4.481cm" svg:y="1.476cm"/>
          <draw:glue-point draw:id="11" svg:x="-4.481cm" svg:y="2.227cm"/>
          <draw:glue-point draw:id="12" svg:x="4.336cm" svg:y="-2.776cm"/>
          <draw:glue-point draw:id="13" svg:x="4.336cm" svg:y="-2.093cm"/>
          <draw:glue-point draw:id="14" svg:x="4.277cm" svg:y="-1.365cm"/>
          <draw:glue-point draw:id="15" svg:x="4.424cm" svg:y="-0.684cm"/>
          <draw:glue-point draw:id="16" svg:x="4.365cm" svg:y="-0.001cm"/>
          <draw:glue-point draw:id="17" svg:x="4.336cm" svg:y="0.771cm"/>
          <draw:glue-point draw:id="18" svg:x="4.424cm" svg:y="1.476cm"/>
          <draw:glue-point draw:id="19" svg:x="4.424cm" svg:y="2.227cm"/>
        </draw:frame>
        <draw:frame draw:style-name="gr2" draw:text-style-name="P1" xml:id="id19" draw:id="id19" draw:layer="layout" svg:width="1.516cm" svg:height="1.584cm" svg:x="5.503cm" svg:y="4.642cm">
          <draw:image xlink:href="Pictures/10000001000001F4000001F474281087.png" xlink:type="simple" xlink:show="embed" xlink:actuate="onLoad" draw:mime-type="image/png">
            <text:p/>
          </draw:image>
          <draw:glue-point draw:id="4" svg:x="-3.114cm" svg:y="4.767cm"/>
          <draw:glue-point draw:id="5" svg:x="-1.489cm" svg:y="4.767cm"/>
        </draw:frame>
        <draw:frame draw:style-name="gr3" draw:text-style-name="P2" draw:layer="layout" svg:width="3.427cm" svg:height="0.962cm" svg:x="1.265cm" svg:y="1.289cm">
          <draw:text-box>
            <text:p>Clock Mini</text:p>
          </draw:text-box>
        </draw:frame>
        <draw:frame draw:style-name="gr4" draw:text-style-name="P1" xml:id="id6" draw:id="id6" draw:layer="layout" svg:width="12.139cm" svg:height="3.023cm" svg:x="2.54cm" svg:y="13.573cm">
          <draw:image xlink:href="Pictures/1000000100000357000000D59615918C.png" xlink:type="simple" xlink:show="embed" xlink:actuate="onLoad" draw:mime-type="image/png">
            <text:p/>
          </draw:image>
          <draw:glue-point draw:id="4" svg:x="4.914cm" svg:y="-1.519cm"/>
          <draw:glue-point draw:id="5" svg:x="4.9cm" svg:y="-0.659cm"/>
          <draw:glue-point draw:id="6" svg:x="4.914cm" svg:y="0.769cm"/>
          <draw:glue-point draw:id="7" svg:x="4.9cm" svg:y="1.572cm"/>
          <draw:glue-point draw:id="8" svg:x="-4.872cm" svg:y="-0.82cm"/>
          <draw:glue-point draw:id="9" svg:x="-4.857cm" svg:y="-1.521cm"/>
          <draw:glue-point draw:id="10" svg:x="-4.872cm" svg:y="0.006cm"/>
          <draw:glue-point draw:id="11" svg:x="-4.872cm" svg:y="0.77cm"/>
          <draw:glue-point draw:id="12" svg:x="-4.889cm" svg:y="1.534cm"/>
        </draw:frame>
        <draw:frame draw:style-name="gr4" draw:text-style-name="P1" xml:id="id8" draw:id="id8" draw:layer="layout" svg:width="2.484cm" svg:height="1.921cm" svg:x="19.097cm" svg:y="4.355cm">
          <draw:image xlink:href="Pictures/100000010000009600000074D54675B0.png" xlink:type="simple" xlink:show="embed" xlink:actuate="onLoad" draw:mime-type="image/png">
            <text:p/>
          </draw:image>
          <draw:glue-point draw:id="4" svg:x="3.599cm" svg:y="-3.82cm"/>
          <draw:glue-point draw:id="5" svg:x="3.522cm" svg:y="-1.317cm"/>
          <draw:glue-point draw:id="6" svg:x="3.675cm" svg:y="1.087cm"/>
          <draw:glue-point draw:id="7" svg:x="3.599cm" svg:y="3.591cm"/>
        </draw:frame>
        <draw:frame draw:style-name="gr4" draw:text-style-name="P1" xml:id="id9" draw:id="id9" draw:layer="layout" svg:width="4.305cm" svg:height="4.392cm" svg:x="24.165cm" svg:y="3.651cm">
          <draw:image xlink:href="Pictures/10000001000000FA000000FF1D7E8260.png" xlink:type="simple" xlink:show="embed" xlink:actuate="onLoad" draw:mime-type="image/png">
            <text:p/>
          </draw:image>
          <draw:glue-point draw:id="4" svg:x="4.462cm" svg:y="-2.971cm"/>
          <draw:glue-point draw:id="5" svg:x="4.329cm" svg:y="-2.14cm"/>
          <draw:glue-point draw:id="6" svg:x="4.329cm" svg:y="-1.263cm"/>
          <draw:glue-point draw:id="7" svg:x="4.329cm" svg:y="-0.343cm"/>
          <draw:glue-point draw:id="8" svg:x="4.239cm" svg:y="0.489cm"/>
          <draw:glue-point draw:id="9" svg:x="4.373cm" svg:y="1.234cm"/>
          <draw:glue-point draw:id="10" svg:x="4.329cm" svg:y="2.24cm"/>
          <draw:glue-point draw:id="11" svg:x="-4.476cm" svg:y="-1.614cm"/>
          <draw:glue-point draw:id="12" svg:x="-4.476cm" svg:y="-0.737cm"/>
          <draw:glue-point draw:id="13" svg:x="-4.476cm" svg:y="0.182cm"/>
          <draw:glue-point draw:id="14" svg:x="-4.253cm" svg:y="1.015cm"/>
          <draw:glue-point draw:id="15" svg:x="-4.387cm" svg:y="1.889cm"/>
        </draw:frame>
        <draw:g draw:style-name="gr5" xml:id="id2" draw:id="id2">
          <draw:glue-point draw:id="4" svg:x="2.901cm" svg:y="-4.824cm"/>
          <draw:glue-point draw:id="5" svg:x="2.901cm" svg:y="5.096cm"/>
          <draw:rect draw:style-name="gr6" draw:text-style-name="P3" draw:layer="layout" svg:width="0.75cm" svg:height="0.25cm" draw:transform="rotate (1.5707963267949) translate (13.072cm 7.073cm)">
            <text:p/>
          </draw:rect>
          <draw:line draw:style-name="gr7" draw:text-style-name="P4" draw:layer="layout" svg:x1="13.197cm" svg:y1="7.323cm" svg:x2="13.197cm" svg:y2="7.073cm">
            <text:p/>
          </draw:line>
          <draw:line draw:style-name="gr8" draw:text-style-name="P4" draw:layer="layout" svg:x1="13.197cm" svg:y1="6.323cm" svg:x2="13.197cm" svg:y2="6.073cm">
            <text:p/>
          </draw:line>
          <draw:line draw:style-name="gr9" draw:text-style-name="P5" draw:layer="layout" svg:x1="12.712cm" svg:y1="6.657cm" svg:x2="12.962cm" svg:y2="6.907cm">
            <text:p/>
          </draw:line>
          <draw:line draw:style-name="gr10" draw:text-style-name="P5" draw:layer="layout" svg:x1="12.727cm" svg:y1="6.446cm" svg:x2="12.977cm" svg:y2="6.696cm">
            <text:p/>
          </draw:line>
        </draw:g>
        <draw:connector draw:style-name="gr11" draw:text-style-name="P6" draw:layer="layout" draw:line-skew="-3.017cm" svg:x1="16.934cm" svg:y1="12.334cm" svg:x2="13.193cm" svg:y2="6.095cm" draw:start-shape="id1" draw:start-glue-point="11" draw:end-shape="id2" draw:end-glue-point="4" svg:d="M16934 12334h-4946v-6779h1205v540" svg:viewBox="0 0 4947 6780">
          <text:p/>
        </draw:connector>
        <draw:g draw:style-name="gr5" xml:id="id3" draw:id="id3">
          <draw:rect draw:style-name="gr12" draw:text-style-name="P8" draw:layer="layout" svg:width="0.75cm" svg:height="0.25cm" draw:transform="rotate (1.5707963267949) translate (13.04cm 8.675cm)">
            <text:p text:style-name="P7"><text:span text:style-name="T1">2k</text:span></text:p>
            <text:p text:style-name="P7"><text:span text:style-name="T1"/></text:p>
            <text:p text:style-name="P7"><text:span text:style-name="T1"/></text:p>
          </draw:rect>
          <draw:line draw:style-name="gr13" draw:text-style-name="P4" draw:layer="layout" svg:x1="13.165cm" svg:y1="8.925cm" svg:x2="13.165cm" svg:y2="8.675cm">
            <text:p/>
          </draw:line>
          <draw:line draw:style-name="gr14" draw:text-style-name="P4" draw:layer="layout" svg:x1="13.165cm" svg:y1="7.925cm" svg:x2="13.165cm" svg:y2="7.675cm">
            <text:p/>
          </draw:line>
        </draw:g>
        <draw:g draw:style-name="gr5" xml:id="id4" draw:id="id4">
          <draw:line draw:style-name="gr15" draw:text-style-name="P4" draw:layer="layout" svg:x1="13.168cm" svg:y1="9.164cm" svg:x2="13.168cm" svg:y2="9.414cm">
            <text:p/>
          </draw:line>
          <draw:line draw:style-name="gr16" draw:text-style-name="P4" draw:layer="layout" svg:x1="12.918cm" svg:y1="9.414cm" svg:x2="13.418cm" svg:y2="9.414cm">
            <text:p/>
          </draw:line>
        </draw:g>
        <draw:connector draw:style-name="gr17" draw:text-style-name="P6" draw:layer="layout" svg:x1="13.165cm" svg:y1="8.925cm" svg:x2="13.168cm" svg:y2="9.164cm" draw:start-shape="id3" draw:start-glue-point="2" draw:end-shape="id4" draw:end-glue-point="0" svg:d="M13165 8925v120h3v119" svg:viewBox="0 0 4 240">
          <text:p/>
        </draw:connector>
        <draw:connector draw:style-name="gr17" draw:text-style-name="P6" draw:layer="layout" svg:x1="13.193cm" svg:y1="7.323cm" svg:x2="13.165cm" svg:y2="7.675cm" draw:start-shape="id2" draw:start-glue-point="5" draw:end-shape="id3" draw:end-glue-point="0" svg:d="M13193 7323v176h-28v176" svg:viewBox="0 0 29 353">
          <text:p/>
        </draw:connector>
        <draw:custom-shape draw:style-name="gr18" draw:text-style-name="P9" xml:id="id5" draw:id="id5" draw:layer="layout" svg:width="0.249cm" svg:height="0.211cm" svg:x="13.057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svg:x1="13.306cm" svg:y1="7.508cm" svg:x2="16.934cm" svg:y2="9.463cm" draw:start-shape="id5" draw:start-glue-point="10" draw:end-shape="id1" draw:end-glue-point="5" svg:d="M13306 7508h1682v1955h1946" svg:viewBox="0 0 3629 1956">
          <text:p/>
        </draw:connector>
        <draw:connector draw:style-name="gr17" draw:text-style-name="P6" draw:layer="layout" draw:line-skew="-0.445cm" svg:x1="14.679cm" svg:y1="15.084cm" svg:x2="16.934cm" svg:y2="11.381cm" draw:start-shape="id6" draw:start-glue-point="1" draw:end-shape="id1" draw:end-glue-point="9" svg:d="M14679 15084h550v-3703h1705" svg:viewBox="0 0 2256 3704">
          <text:p/>
        </draw:connector>
        <draw:connector draw:style-name="gr17" draw:text-style-name="P6" draw:layer="layout" draw:line-skew="-0.203cm" svg:x1="14.574cm" svg:y1="15.316cm" svg:x2="16.934cm" svg:y2="11.835cm" draw:start-shape="id6" draw:start-glue-point="6" draw:end-shape="id1" draw:end-glue-point="10" svg:d="M14574 15316h897v-3481h1463" svg:viewBox="0 0 2361 3482">
          <text:p/>
        </draw:connector>
        <draw:connector draw:style-name="gr19" draw:text-style-name="P6" draw:layer="layout" draw:line-skew="0.186cm" svg:x1="16.934cm" svg:y1="10.446cm" svg:x2="14.557cm" svg:y2="15.559cm" draw:start-shape="id1" draw:start-glue-point="7" draw:end-shape="id6" draw:end-glue-point="7" svg:d="M16934 10446h-1074v5113h-1303" svg:viewBox="0 0 2378 5114">
          <text:p/>
        </draw:connector>
        <draw:connector draw:style-name="gr17" draw:text-style-name="P6" draw:layer="layout" svg:x1="2.751cm" svg:y1="8.897cm" svg:x2="16.964cm" svg:y2="10.897cm" draw:start-shape="id7" draw:start-glue-point="3" draw:end-shape="id1" draw:end-glue-point="8" svg:d="M2751 8897h-518v2000h14731" svg:viewBox="0 0 14732 2001">
          <text:p/>
        </draw:connector>
        <draw:connector draw:style-name="gr17" draw:text-style-name="P6" draw:layer="layout" draw:line-skew="0.042cm" svg:x1="21.392cm" svg:y1="9.947cm" svg:x2="21.251cm" svg:y2="5.523cm" draw:start-shape="id1" draw:start-glue-point="14" draw:end-shape="id8" draw:end-glue-point="6" svg:d="M21392 9947h911v-4424h-1052" svg:viewBox="0 0 1053 4425">
          <text:p/>
        </draw:connector>
        <draw:connector draw:style-name="gr17" draw:text-style-name="P6" draw:layer="layout" draw:line-skew="0.561cm -0.88cm" svg:x1="21.467cm" svg:y1="10.4cm" svg:x2="21.232cm" svg:y2="6.004cm" draw:start-shape="id1" draw:start-glue-point="15" draw:end-shape="id8" draw:end-glue-point="7" svg:d="M21467 10400h1355v-4377h-1590v-19" svg:viewBox="0 0 1591 4397">
          <text:p/>
        </draw:connector>
        <draw:connector draw:style-name="gr20" draw:text-style-name="P6" draw:layer="layout" svg:x1="24.391cm" svg:y1="5.524cm" svg:x2="21.251cm" svg:y2="5.523cm" draw:start-shape="id9" draw:start-glue-point="12" draw:end-shape="id8" draw:end-glue-point="6" svg:d="M24391 5524h-1518v-1h-1622" svg:viewBox="0 0 3141 2">
          <text:p/>
        </draw:connector>
        <draw:connector draw:style-name="gr17" draw:text-style-name="P6" draw:layer="layout" draw:line-skew="-0.733cm 0.602cm" svg:x1="21.232cm" svg:y1="6.004cm" svg:x2="24.391cm" svg:y2="5.926cm" draw:start-shape="id8" draw:start-glue-point="7" draw:end-shape="id9" draw:end-glue-point="13" svg:d="M21232 6004v39h2243v-117h916" svg:viewBox="0 0 3160 118">
          <text:p/>
        </draw:connector>
        <draw:g draw:style-name="gr5" xml:id="id10" draw:id="id10">
          <draw:glue-point draw:id="4" svg:x="5cm" svg:y="5cm"/>
          <draw:glue-point draw:id="5" svg:x="-5cm" svg:y="5cm"/>
          <draw:line draw:style-name="gr21" draw:text-style-name="P4" draw:layer="layout" svg:x1="24.606cm" svg:y1="10.858cm" svg:x2="24.356cm" svg:y2="10.858cm">
            <text:p/>
          </draw:line>
          <draw:line draw:style-name="gr22" draw:text-style-name="P4" draw:layer="layout" svg:x1="24.356cm" svg:y1="10.608cm" svg:x2="23.856cm" svg:y2="10.858cm">
            <text:p/>
          </draw:line>
          <draw:line draw:style-name="gr23" draw:text-style-name="P4" draw:layer="layout" svg:x1="23.856cm" svg:y1="10.858cm" svg:x2="23.606cm" svg:y2="10.858cm">
            <text:p/>
          </draw:line>
        </draw:g>
        <draw:connector draw:style-name="gr17" draw:text-style-name="P6" draw:layer="layout" svg:x1="21.437cm" svg:y1="10.854cm" svg:x2="23.606cm" svg:y2="10.858cm" draw:start-shape="id1" draw:start-glue-point="16" draw:end-shape="id10" draw:end-glue-point="5" svg:d="M21437 10854h1238v4h931" svg:viewBox="0 0 2170 5">
          <text:p/>
        </draw:connector>
        <draw:custom-shape draw:style-name="gr18" draw:text-style-name="P9" draw:layer="layout" svg:width="0.249cm" svg:height="0.211cm" svg:x="22.197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49cm" svg:height="0.211cm" svg:x="22.698cm" svg:y="5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11" draw:id="id11">
          <draw:glue-point draw:id="4" svg:x="5cm" svg:y="5cm"/>
          <draw:glue-point draw:id="5" svg:x="-5cm" svg:y="5cm"/>
          <draw:line draw:style-name="gr24" draw:text-style-name="P4" draw:layer="layout" svg:x1="24.567cm" svg:y1="11.363cm" svg:x2="24.317cm" svg:y2="11.363cm">
            <text:p/>
          </draw:line>
          <draw:line draw:style-name="gr25" draw:text-style-name="P4" draw:layer="layout" svg:x1="24.317cm" svg:y1="11.113cm" svg:x2="23.817cm" svg:y2="11.363cm">
            <text:p/>
          </draw:line>
          <draw:line draw:style-name="gr26" draw:text-style-name="P4" draw:layer="layout" svg:x1="23.817cm" svg:y1="11.363cm" svg:x2="23.567cm" svg:y2="11.363cm">
            <text:p/>
          </draw:line>
        </draw:g>
        <draw:g draw:style-name="gr5" xml:id="id12" draw:id="id12">
          <draw:line draw:style-name="gr27" draw:text-style-name="P4" draw:layer="layout" svg:x1="25.316cm" svg:y1="13.953cm" svg:x2="25.316cm" svg:y2="14.203cm">
            <text:p/>
          </draw:line>
          <draw:line draw:style-name="gr28" draw:text-style-name="P4" draw:layer="layout" svg:x1="25.066cm" svg:y1="14.203cm" svg:x2="25.566cm" svg:y2="14.203cm">
            <text:p/>
          </draw:line>
        </draw:g>
        <draw:connector draw:style-name="gr29" draw:text-style-name="P6" draw:layer="layout" draw:line-skew="-1.294cm" svg:x1="24.567cm" svg:y1="11.363cm" svg:x2="25.316cm" svg:y2="13.953cm" draw:start-shape="id11" draw:start-glue-point="4" draw:end-shape="id12" draw:end-glue-point="0" svg:d="M24567 11363v1h749v2589" svg:viewBox="0 0 750 2591">
          <text:p/>
        </draw:connector>
        <draw:connector draw:style-name="gr17" draw:text-style-name="P6" draw:layer="layout" svg:x1="21.422cm" svg:y1="11.366cm" svg:x2="23.567cm" svg:y2="11.363cm" draw:start-shape="id1" draw:start-glue-point="17" draw:end-shape="id11" draw:end-glue-point="5" svg:d="M21422 11366h1233v-3h912" svg:viewBox="0 0 2146 4">
          <text:p/>
        </draw:connector>
        <draw:connector draw:style-name="gr29" draw:text-style-name="P6" draw:layer="layout" draw:line-skew="-1.56cm" svg:x1="24.606cm" svg:y1="10.858cm" svg:x2="25.316cm" svg:y2="13.953cm" draw:start-shape="id10" draw:start-glue-point="4" draw:end-shape="id12" draw:end-glue-point="0" svg:d="M24606 10858v-12h710v3107" svg:viewBox="0 0 711 3108">
          <text:p/>
        </draw:connector>
        <draw:connector draw:style-name="gr30" draw:text-style-name="P6" draw:layer="layout" svg:x1="21.467cm" svg:y1="11.835cm" svg:x2="25.316cm" svg:y2="13.953cm" draw:start-shape="id1" draw:start-glue-point="18" draw:end-shape="id12" draw:end-glue-point="0" svg:d="M21467 11835h3849v2118" svg:viewBox="0 0 3850 2119">
          <text:p/>
        </draw:connector>
        <draw:g draw:style-name="gr5" xml:id="id13" draw:id="id13">
          <draw:line draw:style-name="gr31" draw:text-style-name="P10" draw:layer="layout" svg:x1="14.809cm" svg:y1="13.635cm" svg:x2="14.809cm" svg:y2="13.885cm">
            <text:p/>
          </draw:line>
          <draw:line draw:style-name="gr32" draw:text-style-name="P10" draw:layer="layout" svg:x1="14.684cm" svg:y1="13.635cm" svg:x2="14.934cm" svg:y2="13.635cm">
            <text:p/>
          </draw:line>
          <draw:line draw:style-name="gr33" draw:text-style-name="P10" draw:layer="layout" svg:x1="14.809cm" svg:y1="13.51cm" svg:x2="14.684cm" svg:y2="13.635cm">
            <text:p/>
          </draw:line>
          <draw:line draw:style-name="gr34" draw:text-style-name="P10" draw:layer="layout" svg:x1="14.809cm" svg:y1="13.51cm" svg:x2="14.934cm" svg:y2="13.635cm">
            <text:p/>
          </draw:line>
        </draw:g>
        <draw:connector draw:style-name="gr11" draw:text-style-name="P6" draw:layer="layout" svg:x1="14.809cm" svg:y1="13.885cm" svg:x2="14.574cm" svg:y2="14.625cm" draw:start-shape="id13" draw:start-glue-point="2" draw:end-shape="id6" draw:end-glue-point="4" svg:d="M14809 13885v740h-235" svg:viewBox="0 0 236 741">
          <text:p/>
        </draw:connector>
        <draw:g draw:style-name="gr5" xml:id="id14" draw:id="id14">
          <draw:line draw:style-name="gr35" draw:text-style-name="P10" draw:layer="layout" svg:x1="21.888cm" svg:y1="3.59cm" svg:x2="21.888cm" svg:y2="3.803cm">
            <text:p/>
          </draw:line>
          <draw:line draw:style-name="gr36" draw:text-style-name="P10" draw:layer="layout" svg:x1="21.763cm" svg:y1="3.59cm" svg:x2="22.013cm" svg:y2="3.59cm">
            <text:p/>
          </draw:line>
          <draw:line draw:style-name="gr37" draw:text-style-name="P10" draw:layer="layout" svg:x1="21.888cm" svg:y1="3.483cm" svg:x2="21.763cm" svg:y2="3.59cm">
            <text:p/>
          </draw:line>
          <draw:line draw:style-name="gr38" draw:text-style-name="P10" draw:layer="layout" svg:x1="21.888cm" svg:y1="3.483cm" svg:x2="22.013cm" svg:y2="3.59cm">
            <text:p/>
          </draw:line>
        </draw:g>
        <draw:connector draw:style-name="gr11" draw:text-style-name="P6" draw:layer="layout" draw:line-skew="0.472cm" svg:x1="21.232cm" svg:y1="4.582cm" svg:x2="21.888cm" svg:y2="3.803cm" draw:start-shape="id8" draw:start-glue-point="4" draw:end-shape="id14" draw:end-glue-point="2" svg:d="M21232 4582v-22h656v-757" svg:viewBox="0 0 657 780">
          <text:p/>
        </draw:connector>
        <draw:g draw:style-name="gr5" xml:id="id15" draw:id="id15">
          <draw:line draw:style-name="gr39" draw:text-style-name="P4" draw:layer="layout" svg:x1="22.904cm" svg:y1="5.085cm" svg:x2="22.904cm" svg:y2="5.335cm">
            <text:p/>
          </draw:line>
          <draw:line draw:style-name="gr40" draw:text-style-name="P4" draw:layer="layout" svg:x1="22.654cm" svg:y1="5.335cm" svg:x2="23.154cm" svg:y2="5.335cm">
            <text:p/>
          </draw:line>
        </draw:g>
        <draw:connector draw:style-name="gr17" draw:text-style-name="P6" draw:layer="layout" draw:line-skew="0cm 0.474cm" svg:x1="21.213cm" svg:y1="5.063cm" svg:x2="22.904cm" svg:y2="5.085cm" draw:start-shape="id8" draw:start-glue-point="5" draw:end-shape="id15" draw:end-glue-point="0" svg:d="M21213 5063h896v-22h795v44" svg:viewBox="0 0 1692 45">
          <text:p/>
        </draw:connector>
        <draw:g draw:style-name="gr5" xml:id="id16" draw:id="id16">
          <draw:line draw:style-name="gr41" draw:text-style-name="P4" draw:layer="layout" svg:x1="23.521cm" svg:y1="7.124cm" svg:x2="23.521cm" svg:y2="7.374cm">
            <text:p/>
          </draw:line>
          <draw:line draw:style-name="gr42" draw:text-style-name="P4" draw:layer="layout" svg:x1="23.271cm" svg:y1="7.374cm" svg:x2="23.771cm" svg:y2="7.374cm">
            <text:p/>
          </draw:line>
        </draw:g>
        <draw:connector draw:style-name="gr17" draw:text-style-name="P6" draw:layer="layout" svg:x1="24.429cm" svg:y1="6.676cm" svg:x2="23.521cm" svg:y2="7.124cm" draw:start-shape="id9" draw:start-glue-point="15" draw:end-shape="id16" draw:end-glue-point="0" svg:d="M24429 6676h-908v448" svg:viewBox="0 0 909 449">
          <text:p/>
        </draw:connector>
        <draw:connector draw:style-name="gr11" draw:text-style-name="P6" draw:layer="layout" draw:line-skew="0.711cm 0.853cm" svg:x1="21.232cm" svg:y1="4.582cm" svg:x2="24.487cm" svg:y2="6.292cm" draw:start-shape="id8" draw:start-glue-point="4" draw:end-shape="id9" draw:end-glue-point="14" svg:d="M21232 4582v-16h2494v1726h761" svg:viewBox="0 0 3256 1727">
          <text:p/>
        </draw:connector>
        <draw:g draw:style-name="gr5" xml:id="id7" draw:id="id7">
          <draw:rect draw:style-name="gr43" draw:text-style-name="P8" draw:layer="layout" svg:width="0.75cm" svg:height="0.25cm" svg:x="3.001cm" svg:y="8.772cm">
            <text:p text:style-name="P7"><text:span text:style-name="T1">2k</text:span></text:p>
            <text:p text:style-name="P7"><text:span text:style-name="T1"/></text:p>
            <text:p text:style-name="P7"><text:span text:style-name="T1"/></text:p>
          </draw:rect>
          <draw:line draw:style-name="gr44" draw:text-style-name="P4" draw:layer="layout" svg:x1="2.751cm" svg:y1="8.897cm" svg:x2="3.001cm" svg:y2="8.897cm">
            <text:p/>
          </draw:line>
          <draw:line draw:style-name="gr45" draw:text-style-name="P4" draw:layer="layout" svg:x1="3.751cm" svg:y1="8.897cm" svg:x2="4.001cm" svg:y2="8.897cm">
            <text:p/>
          </draw:line>
        </draw:g>
        <draw:connector draw:style-name="gr17" draw:text-style-name="P6" draw:layer="layout" svg:x1="4.001cm" svg:y1="8.897cm" svg:x2="5.065cm" svg:y2="7.781cm" draw:start-shape="id7" draw:start-glue-point="1" draw:end-shape="id17" draw:end-glue-point="3" svg:d="M4001 8897h532v-1116h532" svg:viewBox="0 0 1065 1117">
          <text:p/>
        </draw:connector>
        <draw:g draw:style-name="gr5" xml:id="id20" draw:id="id20">
          <draw:line draw:style-name="gr46" draw:text-style-name="P4" draw:layer="layout" svg:x1="6.084cm" svg:y1="9.159cm" svg:x2="6.084cm" svg:y2="9.409cm">
            <text:p/>
          </draw:line>
          <draw:line draw:style-name="gr47" draw:text-style-name="P4" draw:layer="layout" svg:x1="5.834cm" svg:y1="9.409cm" svg:x2="6.334cm" svg:y2="9.409cm">
            <text:p/>
          </draw:line>
        </draw:g>
        <draw:g draw:style-name="gr5" xml:id="id17" draw:id="id17">
          <draw:glue-point draw:id="4" svg:x="5cm" svg:y="-5cm"/>
          <draw:glue-point draw:id="5" svg:x="5cm" svg:y="5cm"/>
          <draw:line draw:style-name="gr48" draw:text-style-name="P4" draw:layer="layout" svg:x1="5.565cm" svg:y1="7.281cm" svg:x2="5.565cm" svg:y2="8.281cm">
            <text:p/>
          </draw:line>
          <draw:line draw:style-name="gr49" draw:text-style-name="P4" draw:layer="layout" svg:x1="6.065cm" svg:y1="7.281cm" svg:x2="5.565cm" svg:y2="7.531cm">
            <text:p/>
          </draw:line>
          <draw:line draw:style-name="gr50" draw:text-style-name="P4" draw:layer="layout" svg:x1="5.815cm" svg:y1="8.156cm" svg:x2="5.565cm" svg:y2="8.031cm">
            <text:p/>
          </draw:line>
          <draw:line draw:style-name="gr51" draw:text-style-name="P4" draw:layer="layout" svg:x1="5.565cm" svg:y1="7.781cm" svg:x2="5.065cm" svg:y2="7.781cm">
            <text:p/>
          </draw:line>
          <draw:line draw:style-name="gr52" draw:text-style-name="P4" draw:layer="layout" svg:x1="5.815cm" svg:y1="8.156cm" svg:x2="6.065cm" svg:y2="8.281cm">
            <text:p/>
          </draw:line>
        </draw:g>
        <draw:g draw:style-name="gr5" xml:id="id18" draw:id="id18">
          <draw:line draw:style-name="gr53" draw:text-style-name="P10" draw:layer="layout" svg:x1="4.678cm" svg:y1="5.373cm" svg:x2="4.678cm" svg:y2="5.623cm">
            <text:p/>
          </draw:line>
          <draw:line draw:style-name="gr54" draw:text-style-name="P10" draw:layer="layout" svg:x1="4.553cm" svg:y1="5.373cm" svg:x2="4.803cm" svg:y2="5.373cm">
            <text:p/>
          </draw:line>
          <draw:line draw:style-name="gr55" draw:text-style-name="P10" draw:layer="layout" svg:x1="4.678cm" svg:y1="5.248cm" svg:x2="4.553cm" svg:y2="5.373cm">
            <text:p/>
          </draw:line>
          <draw:line draw:style-name="gr56" draw:text-style-name="P10" draw:layer="layout" svg:x1="4.678cm" svg:y1="5.248cm" svg:x2="4.803cm" svg:y2="5.373cm">
            <text:p/>
          </draw:line>
        </draw:g>
        <draw:connector draw:style-name="gr57" draw:text-style-name="P1" xml:id="id21" draw:id="id21" draw:layer="layout" draw:type="line" svg:x1="4.678cm" svg:y1="5.623cm" svg:x2="4.678cm" svg:y2="5.788cm" draw:start-shape="id18" draw:start-glue-point="2" svg:d="M4678 5623v165" svg:viewBox="0 0 1 166">
          <text:p/>
        </draw:connector>
        <draw:connector draw:style-name="gr57" draw:text-style-name="P1" draw:layer="layout" draw:type="line" svg:x1="6.036cm" svg:y1="6.189cm" svg:x2="6.065cm" svg:y2="7.281cm" draw:start-shape="id19" draw:start-glue-point="5" draw:end-shape="id17" draw:end-glue-point="4" svg:d="M6036 6189l29 1092" svg:viewBox="0 0 30 1093">
          <text:p/>
        </draw:connector>
        <draw:connector draw:style-name="gr57" draw:text-style-name="P1" draw:layer="layout" draw:type="line" svg:x1="6.065cm" svg:y1="8.281cm" svg:x2="6.084cm" svg:y2="9.159cm" draw:start-shape="id17" draw:start-glue-point="5" draw:end-shape="id20" draw:end-glue-point="0" svg:d="M6065 8281l19 878" svg:viewBox="0 0 20 879">
          <text:p/>
        </draw:connector>
        <draw:connector draw:style-name="gr17" draw:text-style-name="P6" draw:layer="layout" svg:x1="4.678cm" svg:y1="5.788cm" svg:x2="5.789cm" svg:y2="6.189cm" draw:start-shape="id21" draw:start-glue-point="3" draw:end-shape="id19" draw:end-glue-point="4" svg:d="M4678 5788v938h1111v-537" svg:viewBox="0 0 1112 939">
          <text:p/>
        </draw:connector>
        <draw:frame draw:style-name="gr58" draw:text-style-name="P11" draw:layer="layout" svg:width="1.385cm" svg:height="0.607cm" svg:x="22.86cm" svg:y="10.351cm">
          <draw:text-box>
            <text:p><text:span text:style-name="T2">select</text:span></text:p>
          </draw:text-box>
        </draw:frame>
        <draw:frame draw:style-name="gr59" draw:text-style-name="P11" draw:layer="layout" svg:width="0.962cm" svg:height="0.607cm" svg:x="23.129cm" svg:y="10.853cm">
          <draw:text-box>
            <text:p><text:span text:style-name="T2">set</text:span></text:p>
          </draw:text-box>
        </draw:frame>
        <draw:frame draw:style-name="gr60" draw:text-style-name="P12" draw:layer="layout" svg:width="0.659cm" svg:height="0.569cm" svg:x="21.59cm" svg:y="10.371cm">
          <draw:text-box>
            <text:p><text:span text:style-name="T3">0</text:span></text:p>
          </draw:text-box>
        </draw:frame>
        <draw:frame draw:style-name="gr60" draw:text-style-name="P12" draw:layer="layout" svg:width="0.659cm" svg:height="0.569cm" svg:x="21.591cm" svg:y="10.853cm">
          <draw:text-box>
            <text:p><text:span text:style-name="T3">2</text:span></text:p>
          </draw:text-box>
        </draw:frame>
        <draw:frame draw:style-name="gr61" draw:text-style-name="P12" draw:layer="layout" svg:width="0.815cm" svg:height="0.569cm" svg:x="16.011cm" svg:y="10.43cm">
          <draw:text-box>
            <text:p><text:span text:style-name="T3">12</text:span></text:p>
          </draw:text-box>
        </draw:frame>
        <draw:frame draw:style-name="gr61" draw:text-style-name="P12" draw:layer="layout" svg:width="0.815cm" svg:height="0.569cm" svg:x="15.992cm" svg:y="9.583cm">
          <draw:text-box>
            <text:p><text:span text:style-name="T3">16</text:span></text:p>
          </draw:text-box>
        </draw:frame>
        <draw:g draw:style-name="gr5" xml:id="id22" draw:id="id22">
          <draw:line draw:style-name="gr62" draw:text-style-name="P4" draw:layer="layout" svg:x1="17.363cm" svg:y1="16.138cm" svg:x2="17.363cm" svg:y2="16.388cm">
            <text:p/>
          </draw:line>
          <draw:line draw:style-name="gr63" draw:text-style-name="P4" draw:layer="layout" svg:x1="17.113cm" svg:y1="16.388cm" svg:x2="17.613cm" svg:y2="16.388cm">
            <text:p/>
          </draw:line>
        </draw:g>
        <draw:connector draw:style-name="gr64" draw:text-style-name="P6" draw:layer="layout" svg:x1="14.557cm" svg:y1="14.885cm" svg:x2="17.363cm" svg:y2="16.138cm" draw:start-shape="id6" draw:start-glue-point="5" draw:end-shape="id22" draw:end-glue-point="0" svg:d="M14557 14885h2806v1253" svg:viewBox="0 0 2807 1254">
          <text:p/>
        </draw:connector>
        <draw:frame draw:style-name="gr4" draw:text-style-name="P1" xml:id="id23" draw:id="id23" draw:layer="layout" svg:width="4.951cm" svg:height="2.455cm" draw:transform="rotate (-1.56695660244051) translate (10.494cm 4.095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connector draw:style-name="gr17" draw:text-style-name="P6" draw:layer="layout" svg:x1="9.293cm" svg:y1="8.904cm" svg:x2="16.934cm" svg:y2="9.947cm" draw:start-shape="id23" draw:start-glue-point="6" draw:end-shape="id1" draw:end-glue-point="6" svg:d="M9293 8904v1043h7641" svg:viewBox="0 0 7642 1044">
          <text:p/>
        </draw:connector>
        <draw:g draw:style-name="gr5" xml:id="id24" draw:id="id24">
          <draw:line draw:style-name="gr65" draw:text-style-name="P4" draw:layer="layout" svg:x1="9.664cm" svg:y1="9.408cm" svg:x2="9.664cm" svg:y2="9.658cm">
            <text:p/>
          </draw:line>
          <draw:line draw:style-name="gr66" draw:text-style-name="P4" draw:layer="layout" svg:x1="9.414cm" svg:y1="9.658cm" svg:x2="9.914cm" svg:y2="9.658cm">
            <text:p/>
          </draw:line>
        </draw:g>
        <draw:connector draw:style-name="gr17" draw:text-style-name="P6" draw:layer="layout" svg:x1="9.639cm" svg:y1="8.892cm" svg:x2="9.664cm" svg:y2="9.408cm" draw:start-shape="id23" draw:start-glue-point="7" draw:end-shape="id24" draw:end-glue-point="0" svg:d="M9639 8892v331h25v185" svg:viewBox="0 0 26 517">
          <text:p/>
        </draw:connector>
        <draw:g draw:style-name="gr5" xml:id="id25" draw:id="id25">
          <draw:line draw:style-name="gr67" draw:text-style-name="P10" draw:layer="layout" svg:x1="7.587cm" svg:y1="8.406cm" svg:x2="7.587cm" svg:y2="8.656cm">
            <text:p/>
          </draw:line>
          <draw:line draw:style-name="gr68" draw:text-style-name="P10" draw:layer="layout" svg:x1="7.462cm" svg:y1="8.406cm" svg:x2="7.712cm" svg:y2="8.406cm">
            <text:p/>
          </draw:line>
          <draw:line draw:style-name="gr69" draw:text-style-name="P10" draw:layer="layout" svg:x1="7.587cm" svg:y1="8.281cm" svg:x2="7.462cm" svg:y2="8.406cm">
            <text:p/>
          </draw:line>
          <draw:line draw:style-name="gr70" draw:text-style-name="P10" draw:layer="layout" svg:x1="7.587cm" svg:y1="8.281cm" svg:x2="7.712cm" svg:y2="8.406cm">
            <text:p/>
          </draw:line>
        </draw:g>
        <draw:connector draw:style-name="gr11" draw:text-style-name="P6" draw:layer="layout" svg:x1="7.587cm" svg:y1="8.656cm" svg:x2="8.947cm" svg:y2="8.892cm" draw:start-shape="id25" draw:start-glue-point="2" draw:end-shape="id23" draw:end-glue-point="5" svg:d="M7587 8656v900h1360v-664" svg:viewBox="0 0 1361 901">
          <text:p/>
        </draw:connector>
        <draw:g draw:style-name="gr5" xml:id="id26" draw:id="id26">
          <draw:line draw:style-name="gr71" draw:text-style-name="P4" draw:layer="layout" svg:x1="1.151cm" svg:y1="14.779cm" svg:x2="1.651cm" svg:y2="14.779cm">
            <text:p/>
          </draw:line>
          <draw:line draw:style-name="gr72" draw:text-style-name="P4" draw:layer="layout" svg:x1="1.151cm" svg:y1="14.654cm" svg:x2="1.651cm" svg:y2="14.654cm">
            <text:p/>
          </draw:line>
          <draw:line draw:style-name="gr73" draw:text-style-name="P4" draw:layer="layout" svg:x1="1.401cm" svg:y1="14.779cm" svg:x2="1.401cm" svg:y2="15.029cm">
            <text:p/>
          </draw:line>
          <draw:line draw:style-name="gr74" draw:text-style-name="P4" draw:layer="layout" svg:x1="1.401cm" svg:y1="14.654cm" svg:x2="1.401cm" svg:y2="14.404cm">
            <text:p/>
          </draw:line>
        </draw:g>
        <draw:connector draw:style-name="gr17" draw:text-style-name="P6" draw:layer="layout" draw:line-skew="-1.5cm 1.368cm" svg:x1="1.401cm" svg:y1="15.029cm" svg:x2="2.695cm" svg:y2="14.837cm" draw:start-shape="id26" draw:start-glue-point="2" draw:end-shape="id6" draw:end-glue-point="8" svg:d="M1401 15029v567h600v-759h694" svg:viewBox="0 0 1295 760">
          <text:p/>
        </draw:connector>
        <draw:connector draw:style-name="gr17" draw:text-style-name="P6" draw:layer="layout" draw:line-skew="0.897cm 1.368cm" svg:x1="1.401cm" svg:y1="14.404cm" svg:x2="2.714cm" svg:y2="14.625cm" draw:start-shape="id26" draw:start-glue-point="0" draw:end-shape="id6" draw:end-glue-point="9" svg:d="M1401 14404v-434h600v655h713" svg:viewBox="0 0 1314 656">
          <text:p/>
        </draw:connector>
        <draw:frame draw:style-name="gr75" draw:text-style-name="P14" draw:layer="layout" svg:width="1.404cm" svg:height="0.645cm" svg:x="1cm" svg:y="13.373cm">
          <draw:text-box>
            <text:p text:style-name="P13"><text:span text:style-name="T4">22mF</text:span></text:p>
          </draw:text-box>
        </draw:frame>
        <draw:frame draw:style-name="gr76" draw:text-style-name="P12" draw:layer="layout" svg:width="0.667cm" svg:height="0.569cm" svg:x="0.875cm" svg:y="14.22cm">
          <draw:text-box>
            <text:p><text:span text:style-name="T3">+</text:span></text:p>
          </draw:text-box>
        </draw:frame>
        <draw:g draw:style-name="gr5" xml:id="id27" draw:id="id27">
          <draw:line draw:style-name="gr77" draw:text-style-name="P4" draw:layer="layout" svg:x1="24.153cm" svg:y1="12.429cm" svg:x2="24.153cm" svg:y2="12.929cm">
            <text:p/>
          </draw:line>
          <draw:line draw:style-name="gr78" draw:text-style-name="P4" draw:layer="layout" svg:x1="24.278cm" svg:y1="12.429cm" svg:x2="24.278cm" svg:y2="12.929cm">
            <text:p/>
          </draw:line>
          <draw:line draw:style-name="gr79" draw:text-style-name="P4" draw:layer="layout" svg:x1="24.153cm" svg:y1="12.679cm" svg:x2="23.903cm" svg:y2="12.679cm">
            <text:p/>
          </draw:line>
          <draw:line draw:style-name="gr80" draw:text-style-name="P4" draw:layer="layout" svg:x1="24.278cm" svg:y1="12.679cm" svg:x2="24.528cm" svg:y2="12.679cm">
            <text:p/>
          </draw:line>
        </draw:g>
        <draw:connector draw:style-name="gr30" draw:text-style-name="P6" draw:layer="layout" svg:x1="24.528cm" svg:y1="12.679cm" svg:x2="25.316cm" svg:y2="13.953cm" draw:start-shape="id27" draw:start-glue-point="1" draw:end-shape="id12" draw:end-glue-point="0" svg:d="M24528 12679h788v1274" svg:viewBox="0 0 789 1275">
          <text:p/>
        </draw:connector>
        <draw:connector draw:style-name="gr81" draw:text-style-name="P6" draw:layer="layout" svg:x1="21.467cm" svg:y1="12.334cm" svg:x2="23.903cm" svg:y2="12.679cm" draw:start-shape="id1" draw:start-glue-point="19" draw:end-shape="id27" draw:end-glue-point="3" svg:d="M21467 12334h1356v345h1080" svg:viewBox="0 0 2437 346">
          <text:p/>
        </draw:connector>
        <draw:frame draw:style-name="gr82" draw:text-style-name="P12" draw:layer="layout" svg:width="0.667cm" svg:height="0.611cm" svg:x="23.622cm" svg:y="12.149cm">
          <draw:text-box>
            <text:p><text:span text:style-name="T3">+</text:span></text:p>
          </draw:text-box>
        </draw:frame>
        <draw:frame draw:style-name="gr83" draw:text-style-name="P14" draw:layer="layout" svg:width="1.694cm" svg:height="0.677cm" svg:x="23.283cm" svg:y="13.039cm">
          <draw:text-box>
            <text:p text:style-name="P13"><text:span text:style-name="T4">220 mF</text:span></text:p>
          </draw:text-box>
        </draw:frame>
        <draw:g draw:style-name="gr5" xml:id="id28" draw:id="id28">
          <draw:line draw:style-name="gr84" draw:text-style-name="P10" draw:layer="layout" svg:x1="23.031cm" svg:y1="13.962cm" svg:x2="23.031cm" svg:y2="14.175cm">
            <text:p/>
          </draw:line>
          <draw:line draw:style-name="gr85" draw:text-style-name="P10" draw:layer="layout" svg:x1="22.906cm" svg:y1="13.962cm" svg:x2="23.156cm" svg:y2="13.962cm">
            <text:p/>
          </draw:line>
          <draw:line draw:style-name="gr86" draw:text-style-name="P10" draw:layer="layout" svg:x1="23.031cm" svg:y1="13.855cm" svg:x2="22.906cm" svg:y2="13.962cm">
            <text:p/>
          </draw:line>
          <draw:line draw:style-name="gr87" draw:text-style-name="P10" draw:layer="layout" svg:x1="23.031cm" svg:y1="13.855cm" svg:x2="23.156cm" svg:y2="13.962cm">
            <text:p/>
          </draw:line>
        </draw:g>
        <draw:connector draw:style-name="gr81" draw:text-style-name="P6" draw:layer="layout" svg:x1="21.467cm" svg:y1="12.334cm" svg:x2="23.031cm" svg:y2="14.175cm" draw:start-shape="id1" draw:start-glue-point="19" draw:end-shape="id28" draw:end-glue-point="2" svg:d="M21467 12334h858v2359h706v-518" svg:viewBox="0 0 1565 236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7:10:53.916224943</meta:creation-date>
    <dc:date>2024-02-26T22:32:43.889588170</dc:date>
    <meta:editing-duration>PT18H14M35S</meta:editing-duration>
    <meta:editing-cycles>14</meta:editing-cycles>
    <meta:generator>LibreOffice/24.2.0.3$Linux_X86_64 LibreOffice_project/420$Build-3</meta:generator>
    <meta:document-statistic meta:object-count="140"/>
  </office:meta>
</office:document-meta>
</file>